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6032" calcext:value-type="float">
            <text:p>53.5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764" calcext:value-type="float">
            <text:p>53.5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1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764" calcext:value-type="float">
            <text:p>53.5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1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764" calcext:value-type="float">
            <text:p>53.5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764" calcext:value-type="float">
            <text:p>53.5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9352" calcext:value-type="float">
            <text:p>53.4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5824" calcext:value-type="float">
            <text:p>53.4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9624" calcext:value-type="float">
            <text:p>53.3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5344" calcext:value-type="float">
            <text:p>53.4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0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1128" calcext:value-type="float">
            <text:p>53.2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188" calcext:value-type="float">
            <text:p>53.1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1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